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“The Road’s Middleman”</text:span><text:line-break/><text:span text:style-name="Emphasis">Innkeeper, retired soldier, and keeper of old stories and better ale.</text:span></text:p>
      <text:p text:style-name="Horizontal_20_Line"/>
      <text:h text:style-name="Heading_20_3" text:outline-level="3">🧔 <text:span text:style-name="Strong_20_Emphasis">Overview:</text:span></text:h>
      <text:p text:style-name="Text_20_body">Branik is the seasoned owner and barkeep of a roadside inn nestled in the long, lonely stretch between two towns—a well-worn waystation for travelers, traders, mercenaries, and mages alike. Gruff in voice but kind in demeanor, he’s the kind of man who knows how to pour a drink, patch a wound, and deliver solid advice without ever raising his voice.</text:p>
      <text:p text:style-name="Text_20_body">His establishment is famous for two things: <text:span text:style-name="Strong_20_Emphasis">his spiced ale</text:span>, and the fact that <text:span text:style-name="Strong_20_Emphasis">Astelle Fairwind always stops there.</text:span></text:p>
      <text:p text:style-name="Horizontal_20_Line"/>
      <text:h text:style-name="Heading_20_3" text:outline-level="3">🌨️ <text:span text:style-name="Strong_20_Emphasis">Connection to Astelle:</text:span></text:h>
      <text:list text:style-name="L1">
        <text:list-item>
          <text:p text:style-name="P1">She’s passed by his inn for years while traveling from the North.</text:p>
        </text:list-item>
        <text:list-item>
          <text:p text:style-name="P1">They’ve formed a warm, father-daughter-like bond over mugs of ale and shared stories.</text:p>
        </text:list-item>
        <text:list-item>
          <text:p text:style-name="P1">Regular patrons of the inn know Astelle by name, and her arrival is often a cause for celebration—or rowdiness.</text:p>
        </text:list-item>
        <text:list-item>
          <text:p text:style-name="P1">Branik is one of the few people who sees <text:span text:style-name="Strong_20_Emphasis">the thoughtful, melancholic side</text:span> of Astelle when she's had a drink too many and the laughter fades a little.</text:p>
        </text:list-item>
      </text:list>
      <text:p text:style-name="Horizontal_20_Line"/>
      <text:h text:style-name="Heading_20_3" text:outline-level="3">🍂 <text:span text:style-name="Strong_20_Emphasis">Personality:</text:span></text:h>
      <text:list text:style-name="L2">
        <text:list-item>
          <text:p text:style-name="P2">Gruff but friendly. Doesn’t talk much unless he likes you. Then he doesn’t shut up.</text:p>
        </text:list-item>
        <text:list-item>
          <text:p text:style-name="P2">Has a deep, <text:span text:style-name="Strong_20_Emphasis">dry sense of humor</text:span> and a tendency to mumble wisdom that only makes sense three days later.</text:p>
        </text:list-item>
        <text:list-item>
          <text:p text:style-name="P2">Secretly sentimental—keeps an old charm Astelle gave him “for luck” behind the bar, swears it keeps the kegs full.</text:p>
        </text:list-item>
        <text:list-item>
          <text:p text:style-name="P2">Can read people like a book. No one lies to Branik. Not well, anyway.</text:p>
        </text:list-item>
      </text:list>
      <text:p text:style-name="Horizontal_20_Line"/>
      <text:h text:style-name="Heading_20_3" text:outline-level="3">🏚️ <text:span text:style-name="Strong_20_Emphasis">Possible Gameplay Function:</text:span></text:h>
      <text:list text:style-name="L3">
        <text:list-item>
          <text:p text:style-name="P3">A <text:span text:style-name="Strong_20_Emphasis">safe rest point</text:span> on the world map, with ambient dialogue and tavern music.</text:p>
        </text:list-item>
        <text:list-item>
          <text:p text:style-name="P3">Offers <text:span text:style-name="Strong_20_Emphasis">rumors</text:span> about nearby node events, hidden places, or local characters.</text:p>
        </text:list-item>
        <text:list-item>
          <text:p text:style-name="P3"><text:span text:style-name="Strong_20_Emphasis">Special dialogue if Astelle is present</text:span>, including flashbacks, jokes, and potential emotional moments.</text:p>
        </text:list-item>
        <text:list-item>
          <text:p text:style-name="P3"><text:soft-page-break/>Could have <text:span text:style-name="Strong_20_Emphasis">a side quest</text:span> involving:</text:p>
          <text:list>
            <text:list-item>
              <text:p text:style-name="P3">Protecting the inn from bandits</text:p>
            </text:list-item>
            <text:list-item>
              <text:p text:style-name="P3">Delivering something for him to another town</text:p>
            </text:list-item>
            <text:list-item>
              <text:p text:style-name="P3">Reuniting him with an old war comrade (possibly relevant to another heroine’s story)</text:p>
            </text:list-item>
          </text:list>
        </text:list-item>
        <text:list-item>
          <text:p text:style-name="P3">May <text:span text:style-name="Strong_20_Emphasis">gift a unique card or trinket</text:span> to Astelle that reflects their history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4T15:25:58.842038610</meta:creation-date>
    <dc:date>2025-07-04T15:26:09.916071637</dc:date>
    <meta:editing-duration>PT11S</meta:editing-duration>
    <meta:editing-cycles>1</meta:editing-cycles>
    <meta:document-statistic meta:table-count="0" meta:image-count="0" meta:object-count="0" meta:page-count="2" meta:paragraph-count="23" meta:word-count="346" meta:character-count="1945" meta:non-whitespace-character-count="1641"/>
    <meta:generator>LibreOffice/25.2.4.3$Linux_X86_64 LibreOffice_project/520$Build-3</meta:generator>
  </office:meta>
</office:document-meta>
</file>